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3e9" officeooo:paragraph-rsid="001a53e9"/>
    </style:style>
    <style:style style:name="P2" style:family="paragraph" style:parent-style-name="Standard">
      <style:text-properties officeooo:rsid="001a53e9" officeooo:paragraph-rsid="001ac42b"/>
    </style:style>
    <style:style style:name="P3" style:family="paragraph" style:parent-style-name="Standard">
      <style:text-properties officeooo:paragraph-rsid="001a53e9"/>
    </style:style>
    <style:style style:name="P4" style:family="paragraph" style:parent-style-name="Standard">
      <style:text-properties fo:font-style="normal" officeooo:rsid="001a53e9" officeooo:paragraph-rsid="001a53e9" style:font-style-asian="normal" style:font-style-complex="normal"/>
    </style:style>
    <style:style style:name="P5" style:family="paragraph" style:parent-style-name="Standard">
      <style:text-properties officeooo:rsid="001ac42b" officeooo:paragraph-rsid="001ac42b"/>
    </style:style>
    <style:style style:name="T1" style:family="text">
      <style:text-properties officeooo:rsid="001a53e9"/>
    </style:style>
    <style:style style:name="T2" style:family="text">
      <style:text-properties fo:language="en" fo:country="US" fo:font-style="italic"/>
    </style:style>
    <style:style style:name="T3" style:family="text">
      <style:text-properties fo:color="#49afd0" fo:language="en" fo:country="US"/>
    </style:style>
    <style:style style:name="T4" style:family="text">
      <style:text-properties officeooo:rsid="001ac42b"/>
    </style:style>
    <style:style style:name="T5" style:family="text">
      <style:text-properties fo:color="#000000" style:font-name="DejaVu Sans Mono" fo:font-size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inarization.py – реализация бинаризации методом Оцу (Otsu).</text:span></text:p>
      <text:p text:style-name="P1">15 обработанных изображений:</text:p>
      <text:p text:style-name="P1">https://drive.google.com/drive/folders/1mpLbKk0h__t9vJOi5ywOznfzSVfa5CPg</text:p>
      <text:p text:style-name="P3"/>
      <text:p text:style-name="P1">Общий принцип:</text:p>
      <text:p text:style-name="P1">Предпологается, что есть пиксели 2-х классов “фоновые” и ”полезные”. Алгоритм позволяет их разделить, предпологая, что нужно минимизировать внутриклассовую дисперсию. </text:p>
      <text:p text:style-name="P1">Т.к. алгоритм разрабатывался для обработки черно- белых документов, то он плохо справляется с изображениями из нескольких цветов, и с неровномерно освещенными документами, что и наблюдается на тестовом датасете.</text:p>
      <text:p text:style-name="P1"/>
      <text:p text:style-name="P1">Скорость:</text:p>
      <text:p text:style-name="P5">Выполняется за 0.928 сек, обрабатывая (2100 х 1575) =&gt; </text:p>
      <text:p text:style-name="P2"><text:span text:style-name="T4">~ 3,6 </text:span>сек/мегаппиксель</text:p>
      <text:p text:style-name="P4"><text:span text:style-name="T3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3:30:40.343034027</meta:creation-date>
    <dc:date>2018-05-10T23:48:05.178561282</dc:date>
    <meta:editing-duration>PT5M54S</meta:editing-duration>
    <meta:editing-cycles>1</meta:editing-cycles>
    <meta:document-statistic meta:table-count="0" meta:image-count="0" meta:object-count="0" meta:page-count="1" meta:paragraph-count="9" meta:word-count="72" meta:character-count="638" meta:non-whitespace-character-count="572"/>
    <meta:generator>LibreOffice/5.1.6.2$Linux_X86_64 LibreOffice_project/10m0$Build-2</meta:generator>
  </office:meta>
</office:document-meta>
</file>